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6.104cm"/>
    </style:style>
    <style:style style:name="gr3" style:family="graphic" style:parent-style-name="objectwithoutfill">
      <style:graphic-properties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ccff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3.814cm" fo:min-width="3.469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0.135cm"/>
    </style:style>
    <style:style style:name="gr8" style:family="graphic" style:parent-style-name="standard">
      <style:graphic-properties draw:stroke="none" draw:marker-start="" draw:fill="none" draw:textarea-horizontal-align="justify" draw:textarea-vertical-align="middle" draw:auto-grow-height="false" fo:min-height="1.401cm" fo:min-width="2.167cm"/>
    </style:style>
    <style:style style:name="gr9" style:family="graphic" style:parent-style-name="objectwithoutfill">
      <style:graphic-properties svg:stroke-width="0.051cm" svg:stroke-color="#000000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objectwithoutfill">
      <style:graphic-properties svg:stroke-width="0.051cm" svg:stroke-color="#00ccff" draw:marker-start="Arrow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3.31cm"/>
    </style:style>
    <style:style style:name="gr15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7cm" fo:min-width="0cm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.258cm" fo:min-width="0.135cm"/>
    </style:style>
    <style:style style:name="gr1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6.024cm" fo:min-width="17.04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24cm" svg:height="0.962cm" svg:x="8.715cm" svg:y="1.254cm">
          <draw:text-box>
            <text:p>HERA Container – Block Diagram (digital)</text:p>
          </draw:text-box>
        </draw:frame>
        <draw:custom-shape draw:style-name="gr2" draw:text-style-name="P2" xml:id="id9" draw:id="id9" draw:layer="layout" svg:width="6.604cm" svg:height="1.651cm" svg:x="6.243cm" svg:y="12.779cm">
          <text:p text:style-name="P2">WR Master Switch</text:p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xml:id="id1" draw:id="id1" draw:layer="layout" svg:width="2.682cm" svg:height="0.962cm" svg:x="22.844cm" svg:y="17.383cm">
          <draw:text-box>
            <text:p>co-axial</text:p>
          </draw:text-box>
        </draw:frame>
        <draw:connector draw:style-name="gr3" draw:text-style-name="P3" draw:layer="layout" svg:x1="25.526cm" svg:y1="17.864cm" svg:x2="26.962cm" svg:y2="17.873cm" draw:start-shape="id1" draw:start-glue-point="1" svg:d="M25526 17864h968v9h468" svg:viewBox="0 0 1437 10">
          <text:p/>
        </draw:connector>
        <draw:frame draw:style-name="gr1" draw:text-style-name="P1" draw:layer="layout" svg:width="1.844cm" svg:height="0.962cm" svg:x="22.844cm" svg:y="18.399cm">
          <draw:text-box>
            <text:p>SMF</text:p>
          </draw:text-box>
        </draw:frame>
        <draw:connector draw:style-name="gr4" draw:text-style-name="P3" draw:layer="layout" svg:x1="27.05cm" svg:y1="18.914cm" svg:x2="25.548cm" svg:y2="18.907cm" svg:d="M27050 18914h-751v-7h-751" svg:viewBox="0 0 1503 8">
          <text:p/>
        </draw:connector>
        <draw:custom-shape draw:style-name="gr5" draw:text-style-name="P2" draw:layer="layout" svg:width="3.969cm" svg:height="4.064cm" svg:x="15.065cm" svg:y="4.683cm">
          <text:p text:style-name="P2">Patch Panel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0.635cm" svg:height="0.508cm" svg:x="24.376cm" svg:y="6.9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0.635cm" svg:height="0.508cm" svg:x="24.376cm" svg:y="6.4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0.635cm" svg:height="0.508cm" svg:x="19.063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0.635cm" svg:height="0.508cm" svg:x="19.063cm" svg:y="6.461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698cm" svg:y1="7.223cm" svg:x2="24.376cm" svg:y2="7.223cm" draw:start-shape="id2" draw:start-glue-point="1" draw:end-shape="id3" draw:end-glue-point="3" svg:d="M19698 7223h4678" svg:viewBox="0 0 4679 1">
          <text:p/>
        </draw:connector>
        <draw:connector draw:style-name="gr4" draw:text-style-name="P3" draw:layer="layout" svg:x1="24.376cm" svg:y1="6.715cm" svg:x2="19.698cm" svg:y2="6.715cm" draw:start-shape="id4" draw:start-glue-point="3" draw:end-shape="id5" svg:d="M24376 6715h-4678" svg:viewBox="0 0 4679 1">
          <text:p/>
        </draw:connector>
        <draw:custom-shape draw:style-name="gr8" draw:text-style-name="P3" draw:layer="layout" svg:width="2.667cm" svg:height="1.651cm" svg:x="24.076cm" svg:y="6.207cm">
          <text:p text:style-name="P2">data</text:p>
          <text:p text:style-name="P2"><text:span text:style-name="T1">(32x 4x10GbE,</text:span></text:p>
          <text:p text:style-name="P2"><text:span text:style-name="T1">40BASE-LR4 colors)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898cm" svg:height="0.962cm" svg:x="22.844cm" svg:y="19.399cm">
          <draw:text-box>
            <text:p>Cat5/6/7</text:p>
          </draw:text-box>
        </draw:frame>
        <draw:connector draw:style-name="gr9" draw:text-style-name="P3" draw:layer="layout" svg:x1="27.05cm" svg:y1="19.914cm" svg:x2="25.548cm" svg:y2="19.907cm" svg:d="M27050 19914h-751v-7h-751" svg:viewBox="0 0 1503 8">
          <text:p/>
        </draw:connector>
        <draw:custom-shape draw:style-name="gr2" draw:text-style-name="P2" xml:id="id11" draw:id="id11" draw:layer="layout" svg:width="6.604cm" svg:height="1.651cm" svg:x="6.243cm" svg:y="14.465cm">
          <text:p text:style-name="P2">WR Slave Switch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3.048cm" svg:height="1.778cm" svg:x="6.043cm" svg:y="8.688cm">
          <text:p text:style-name="P2">GP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519cm" svg:y1="9.596cm" svg:x2="6.043cm" svg:y2="9.577cm" draw:start-shape="id6" draw:end-shape="id7" draw:end-glue-point="3" svg:d="M2519 9596h1762v-19h1762" svg:viewBox="0 0 3525 20">
          <text:p/>
        </draw:connector>
        <draw:frame draw:style-name="gr11" draw:text-style-name="P4" xml:id="id6" draw:id="id6" draw:layer="layout" svg:width="2.286cm" svg:height="0.569cm" svg:x="0.233cm" svg:y="9.312cm">
          <draw:text-box>
            <text:p text:style-name="P2"><text:span text:style-name="T2">GPS Antenna</text:span></text:p>
          </draw:text-box>
        </draw:frame>
        <draw:connector draw:style-name="gr3" draw:text-style-name="P3" draw:layer="layout" svg:x1="7.567cm" svg:y1="10.466cm" svg:x2="7.563cm" svg:y2="12.764cm" draw:start-shape="id7" svg:d="M7567 10466v1400h-4v898" svg:viewBox="0 0 5 2299">
          <text:p/>
        </draw:connector>
        <draw:connector draw:style-name="gr3" draw:text-style-name="P3" draw:layer="layout" svg:x1="8.206cm" svg:y1="10.466cm" svg:x2="8.202cm" svg:y2="12.764cm" svg:d="M8206 10466v1400h-4v898" svg:viewBox="0 0 5 2299">
          <text:p/>
        </draw:connector>
        <draw:frame draw:style-name="gr12" draw:text-style-name="P4" draw:layer="layout" svg:width="2.83cm" svg:height="0.569cm" svg:x="5.956cm" svg:y="11.23cm">
          <draw:text-box>
            <text:p text:style-name="P2"><text:span text:style-name="T2">10 MHz</text:span></text:p>
          </draw:text-box>
        </draw:frame>
        <draw:frame draw:style-name="gr12" draw:text-style-name="P4" draw:layer="layout" svg:width="2.83cm" svg:height="0.569cm" svg:x="8.371cm" svg:y="11.226cm">
          <draw:text-box>
            <text:p text:style-name="P2"><text:span text:style-name="T2">PPS</text:span></text:p>
          </draw:text-box>
        </draw:frame>
        <draw:connector draw:style-name="gr13" draw:text-style-name="P3" draw:layer="layout" svg:x1="24.149cm" svg:y1="11.631cm" svg:x2="9.545cm" svg:y2="12.779cm" draw:start-shape="id8" draw:start-glue-point="3" draw:end-shape="id9" draw:end-glue-point="0" svg:d="M24149 11631h-14604v1148" svg:viewBox="0 0 14605 1149">
          <text:p/>
        </draw:connector>
        <draw:custom-shape draw:style-name="gr8" draw:text-style-name="P3" xml:id="id8" draw:id="id8" draw:layer="layout" svg:width="2.667cm" svg:height="1.651cm" svg:x="24.149cm" svg:y="10.806cm">
          <text:p text:style-name="P2"><text:span text:style-name="T1">Control / Monitoring</text:span></text:p>
          <text:p text:style-name="P2"><text:span text:style-name="T1">to KAPB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32cm" svg:x1="23.987cm" svg:y1="13.763cm" svg:x2="12.847cm" svg:y2="13.604cm" draw:start-shape="id10" draw:start-glue-point="3" draw:end-shape="id9" draw:end-glue-point="1" svg:d="M23987 13763h-5250v-159h-5890" svg:viewBox="0 0 11141 160">
          <text:p/>
        </draw:connector>
        <draw:connector draw:style-name="gr13" draw:text-style-name="P3" draw:layer="layout" draw:line-skew="0.32cm" svg:x1="23.987cm" svg:y1="13.763cm" svg:x2="12.847cm" svg:y2="15.29cm" draw:start-shape="id10" draw:start-glue-point="3" draw:end-shape="id11" draw:end-glue-point="1" svg:d="M23987 13763h-5250v1527h-5890" svg:viewBox="0 0 11141 1528">
          <text:p/>
        </draw:connector>
        <draw:custom-shape draw:style-name="gr8" draw:text-style-name="P3" xml:id="id10" draw:id="id10" draw:layer="layout" svg:width="2.667cm" svg:height="1.651cm" svg:x="23.987cm" svg:y="12.938cm">
          <text:p text:style-name="P2"><text:span text:style-name="T1">Timing / 1 GbE</text:span></text:p>
          <text:p text:style-name="P2"><text:span text:style-name="T1">1 fiber per n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2" draw:id="id12" draw:layer="layout" svg:width="3.81cm" svg:height="1.778cm" svg:x="7.643cm" svg:y="17.656cm">
          <text:p text:style-name="P2">Desktop PC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9.548cm" svg:y1="17.656cm" svg:x2="9.545cm" svg:y2="16.116cm" draw:start-shape="id12" draw:start-glue-point="0" draw:end-shape="id11" draw:end-glue-point="2" svg:d="M9548 17656v-770h-3v-770" svg:viewBox="0 0 4 1541">
          <text:p/>
        </draw:connector>
        <draw:custom-shape draw:style-name="gr8" draw:text-style-name="P3" draw:layer="layout" svg:width="2.667cm" svg:height="1.651cm" svg:x="8.148cm" svg:y="19.161cm">
          <text:p text:style-name="P2"><text:span text:style-name="T1">For local users / GPS monitoring?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67cm" svg:height="1.651cm" svg:x="19.669cm" svg:y="13.446cm">
          <text:p text:style-name="P2"><text:span text:style-name="T1">~ 35 fiber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-0.637cm" svg:x1="6.243cm" svg:y1="15.29cm" svg:x2="6.243cm" svg:y2="13.604cm" draw:start-shape="id11" draw:end-shape="id9" draw:end-glue-point="3" svg:d="M6243 15290h-1138v-1686h1138" svg:viewBox="0 0 1139 1687">
          <text:p/>
        </draw:connector>
        <draw:custom-shape draw:style-name="gr7" draw:text-style-name="P2" xml:id="id15" draw:id="id15" draw:layer="layout" svg:width="0.635cm" svg:height="0.508cm" svg:x="6.842cm" svg:y="3.9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0.635cm" svg:height="0.508cm" svg:x="6.842cm" svg:y="4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9" draw:id="id19" draw:layer="layout" svg:width="5.08cm" svg:height="1.397cm" svg:x="7.477cm" svg:y="3.921cm">
          <text:p text:style-name="P2">MUX/DEMUX</text:p>
          <draw:enhanced-geometry svg:viewBox="0 0 21600 21600" draw:type="rectangle" draw:enhanced-path="M 0 0 L 21600 0 21600 21600 0 21600 0 0 Z N"/>
        </draw:custom-shape>
        <draw:custom-shape draw:style-name="gr6" draw:text-style-name="P3" xml:id="id13" draw:id="id13" draw:layer="layout" svg:width="0.635cm" svg:height="0.508cm" svg:x="1.786cm" svg:y="4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6" draw:id="id16" draw:layer="layout" svg:width="0.635cm" svg:height="0.508cm" svg:x="1.786cm" svg:y="3.921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.421cm" svg:y1="5.064cm" svg:x2="6.842cm" svg:y2="5.064cm" draw:start-shape="id13" draw:start-glue-point="1" draw:end-shape="id14" draw:end-glue-point="3" svg:d="M2421 5064h4421" svg:viewBox="0 0 4422 1">
          <text:p/>
        </draw:connector>
        <draw:connector draw:style-name="gr13" draw:text-style-name="P3" draw:layer="layout" svg:x1="6.842cm" svg:y1="4.175cm" svg:x2="2.421cm" svg:y2="4.175cm" draw:start-shape="id15" draw:start-glue-point="3" draw:end-shape="id16" svg:d="M6842 4175h-4421" svg:viewBox="0 0 4422 1">
          <text:p/>
        </draw:connector>
        <draw:frame draw:style-name="gr16" draw:text-style-name="P4" draw:layer="layout" svg:width="3.048cm" svg:height="2.347cm" svg:x="-0.254cm" svg:y="3.921cm">
          <draw:text-box>
            <text:p text:style-name="P2"><text:span text:style-name="T2">Data fiber pairs from “incomplete” nodes, which have fewer than 4 SNAPs</text:span></text:p>
          </draw:text-box>
        </draw:frame>
        <draw:frame draw:style-name="gr16" draw:text-style-name="P4" draw:layer="layout" svg:width="6.096cm" svg:height="2.347cm" svg:x="6.696cm" svg:y="5.572cm">
          <draw:text-box>
            <text:p text:style-name="P2"><text:span text:style-name="T2">Unclear how many node MUX/DEMUX units are needed – depends on allocation of antennas to nodes</text:span></text:p>
          </draw:text-box>
        </draw:frame>
        <draw:frame draw:style-name="gr16" draw:text-style-name="P4" draw:layer="layout" svg:width="6.096cm" svg:height="2.347cm" svg:x="6.715cm" svg:y="2.463cm">
          <draw:text-box>
            <text:p text:style-name="P2"><text:span text:style-name="T2">Research required into appropriate hardware for mux-ing fibers which already carry multiple colors</text:span></text:p>
          </draw:text-box>
        </draw:frame>
        <draw:custom-shape draw:style-name="gr17" draw:text-style-name="P2" xml:id="id20" draw:id="id20" draw:layer="layout" svg:width="0.635cm" svg:height="0.508cm" svg:x="15.097cm" svg:y="5.1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8" draw:id="id18" draw:layer="layout" svg:width="0.635cm" svg:height="0.508cm" svg:x="15.097cm" svg:y="7.223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.651cm" svg:y1="7.461cm" svg:x2="15.097cm" svg:y2="7.477cm" draw:start-shape="id17" draw:end-shape="id18" draw:end-glue-point="3" svg:d="M2651 7461h6223v16h6223" svg:viewBox="0 0 12447 17">
          <text:p/>
        </draw:connector>
        <draw:connector draw:style-name="gr13" draw:text-style-name="P3" draw:layer="layout" svg:x1="12.557cm" svg:y1="4.619cm" svg:x2="15.097cm" svg:y2="5.445cm" draw:start-shape="id19" draw:start-glue-point="1" draw:end-shape="id20" draw:end-glue-point="3" svg:d="M12557 4619h1270v826h1270" svg:viewBox="0 0 2541 827">
          <text:p/>
        </draw:connector>
        <draw:custom-shape draw:style-name="gr8" draw:text-style-name="P3" draw:layer="layout" svg:width="2.667cm" svg:height="1.651cm" svg:x="19.542cm" svg:y="5.318cm">
          <text:p text:style-name="P2"><text:span text:style-name="T1">~ 32 fiber </text:span><text:span text:style-name="T3">pairs</text:span></text:p>
          <draw:enhanced-geometry svg:viewBox="0 0 21600 21600" draw:type="rectangle" draw:enhanced-path="M 0 0 L 21600 0 21600 21600 0 21600 0 0 Z N"/>
        </draw:custom-shape>
        <draw:frame draw:style-name="gr16" draw:text-style-name="P4" xml:id="id17" draw:id="id17" draw:layer="layout" svg:width="2.651cm" svg:height="2.347cm" svg:x="0cm" svg:y="6.288cm">
          <draw:text-box>
            <text:p text:style-name="P2"><text:span text:style-name="T2">Data fiber pairs from “complete” (4 SNAP) nodes. These are patched straight to KAPB</text:span></text:p>
          </draw:text-box>
        </draw:frame>
        <draw:frame draw:style-name="gr11" draw:text-style-name="P4" draw:layer="layout" svg:width="3.048cm" svg:height="0.569cm" svg:x="3.667cm" svg:y="3.54cm">
          <draw:text-box>
            <text:p text:style-name="P2"><text:span text:style-name="T2">eg. 2 colors</text:span></text:p>
          </draw:text-box>
        </draw:frame>
        <draw:frame draw:style-name="gr11" draw:text-style-name="P4" draw:layer="layout" svg:width="3.048cm" svg:height="0.569cm" svg:x="3.667cm" svg:y="4.556cm">
          <draw:text-box>
            <text:p text:style-name="P2"><text:span text:style-name="T2">eg. 2 colors</text:span></text:p>
          </draw:text-box>
        </draw:frame>
        <draw:frame draw:style-name="gr11" draw:text-style-name="P4" draw:layer="layout" svg:width="3.048cm" svg:height="0.569cm" svg:x="12.938cm" svg:y="3.921cm">
          <draw:text-box>
            <text:p text:style-name="P2"><text:span text:style-name="T2">4 colors</text:span></text:p>
          </draw:text-box>
        </draw:frame>
        <draw:frame draw:style-name="gr11" draw:text-style-name="P4" draw:layer="layout" svg:width="3.048cm" svg:height="0.569cm" svg:x="3.921cm" svg:y="6.908cm">
          <draw:text-box>
            <text:p text:style-name="P2"><text:span text:style-name="T2">4 colors</text:span></text:p>
          </draw:text-box>
        </draw:frame>
        <draw:custom-shape draw:style-name="gr18" draw:text-style-name="P3" draw:layer="layout" svg:width="19.304cm" svg:height="18.034cm" svg:x="3.413cm" svg:y="2.27cm">
          <text:p/>
          <draw:enhanced-geometry svg:viewBox="0 0 21600 21600" draw:path-stretchpoint-x="10800" draw:path-stretchpoint-y="10800" draw:text-areas="?f3 ?f4 ?f5 ?f6" draw:type="round-rectangle" draw:modifiers="1762.971998891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12:18:47.527828406</meta:creation-date>
    <dc:date>2016-06-02T13:19:19.975680335</dc:date>
    <meta:editing-duration>PT6M54S</meta:editing-duration>
    <meta:editing-cycles>3</meta:editing-cycles>
    <meta:generator>LibreOffice/5.1.2.2$Linux_X86_64 LibreOffice_project/10m0$Build-2</meta:generator>
    <meta:document-statistic meta:object-count="55"/>
  </office:meta>
</office:document-meta>
</file>